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" style:family="table-cell" style:parent-style-name="Default" style:data-style-name="N1">
      <style:table-cell-properties fo:background-color="#00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1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1">
            <text:p>SEC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NSEC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Oper1</text:p>
          </table:table-cell>
          <table:table-cell table:style-name="ce2" office:value-type="float" office:value="1434345192" calcext:value-type="float" table:number-columns-spanned="3" table:number-rows-spanned="1">
            <text:p>1434345192</text:p>
          </table:table-cell>
          <table:covered-table-cell table:number-columns-repeated="2"/>
          <table:table-cell table:style-name="ce2" office:value-type="float" office:value="360603368" calcext:value-type="float" table:number-columns-spanned="2" table:number-rows-spanned="1">
            <text:p>360603368</text:p>
          </table:table-cell>
          <table:covered-table-cell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Oper2</text:p>
          </table:table-cell>
          <table:table-cell table:style-name="ce3" office:value-type="float" office:value="92167912" calcext:value-type="float" table:number-columns-spanned="3" table:number-rows-spanned="1">
            <text:p>92167912</text:p>
          </table:table-cell>
          <table:covered-table-cell table:number-columns-repeated="2" table:style-name="ce5"/>
          <table:table-cell table:style-name="ce3" office:value-type="float" office:value="89009672" calcext:value-type="float" table:number-columns-spanned="2" table:number-rows-spanned="1">
            <text:p>89009672</text:p>
          </table:table-cell>
          <table:covered-table-cell table:style-name="ce5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PLUS</text:p>
          </table:table-cell>
          <table:table-cell table:style-name="ce4" table:formula="of:=[.B3]+[.B4]" office:value-type="float" office:value="1526513104" calcext:value-type="float" table:number-columns-spanned="3" table:number-rows-spanned="1">
            <text:p>1526513104</text:p>
          </table:table-cell>
          <table:covered-table-cell table:number-columns-repeated="2"/>
          <table:table-cell table:style-name="ce4" table:formula="of:=[.E3]+[.E4]" office:value-type="float" office:value="449613040" calcext:value-type="float" table:number-columns-spanned="2" table:number-rows-spanned="1">
            <text:p>449613040</text:p>
          </table:table-cell>
          <table:covered-table-cell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Oper1</text:p>
          </table:table-cell>
          <table:table-cell table:style-name="ce2" office:value-type="float" office:value="1434345192" calcext:value-type="float" table:number-columns-spanned="3" table:number-rows-spanned="1">
            <text:p>1434345192</text:p>
          </table:table-cell>
          <table:covered-table-cell table:number-columns-repeated="2"/>
          <table:table-cell table:style-name="ce2" office:value-type="float" office:value="360603368" calcext:value-type="float" table:number-columns-spanned="2" table:number-rows-spanned="1">
            <text:p>360603368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Oper2</text:p>
          </table:table-cell>
          <table:table-cell table:style-name="ce3" office:value-type="float" office:value="92167912" calcext:value-type="float" table:number-columns-spanned="3" table:number-rows-spanned="1">
            <text:p>92167912</text:p>
          </table:table-cell>
          <table:covered-table-cell table:number-columns-repeated="2" table:style-name="ce5"/>
          <table:table-cell table:style-name="ce3" office:value-type="float" office:value="89009672" calcext:value-type="float" table:number-columns-spanned="2" table:number-rows-spanned="1">
            <text:p>89009672</text:p>
          </table:table-cell>
          <table:covered-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MINUS</text:p>
          </table:table-cell>
          <table:table-cell table:style-name="ce4" table:formula="of:=[.B7]-[.B8]" office:value-type="float" office:value="1342177280" calcext:value-type="float" table:number-columns-spanned="3" table:number-rows-spanned="1">
            <text:p>1342177280</text:p>
          </table:table-cell>
          <table:covered-table-cell table:number-columns-repeated="2"/>
          <table:table-cell table:style-name="ce4" table:formula="of:=[.E7]-[.E8]" office:value-type="float" office:value="271593696" calcext:value-type="float" table:number-columns-spanned="2" table:number-rows-spanned="1">
            <text:p>271593696</text:p>
          </table:table-cell>
          <table:covered-table-cell/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Oper1</text:p>
          </table:table-cell>
          <table:table-cell table:style-name="ce2" office:value-type="float" office:value="1342177280" calcext:value-type="float" table:number-columns-spanned="3" table:number-rows-spanned="1">
            <text:p>1342177280</text:p>
          </table:table-cell>
          <table:covered-table-cell table:number-columns-repeated="2"/>
          <table:table-cell table:style-name="ce2" office:value-type="float" office:value="271593696" calcext:value-type="float" table:number-columns-spanned="2" table:number-rows-spanned="1">
            <text:p>271593696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Oper2</text:p>
          </table:table-cell>
          <table:table-cell table:style-name="ce3" office:value-type="float" office:value="3021987839" calcext:value-type="float" table:number-columns-spanned="3" table:number-rows-spanned="1">
            <text:p>3021987839</text:p>
          </table:table-cell>
          <table:covered-table-cell table:number-columns-repeated="2" table:style-name="ce5"/>
          <table:table-cell table:style-name="ce3" office:value-type="float" office:value="89009672" calcext:value-type="float" table:number-columns-spanned="2" table:number-rows-spanned="1">
            <text:p>89009672</text:p>
          </table:table-cell>
          <table:covered-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MINUS</text:p>
          </table:table-cell>
          <table:table-cell table:style-name="ce4" table:formula="of:=[.B12]-[.B13]" office:value-type="float" office:value="-1679810559" calcext:value-type="float" table:number-columns-spanned="3" table:number-rows-spanned="1">
            <text:p>-1679810559</text:p>
          </table:table-cell>
          <table:covered-table-cell table:style-name="ce4" table:formula="of:=[.C12]-[.C13]" office:value-type="float" office:value="0" calcext:value-type="float">
            <text:p>0</text:p>
          </table:covered-table-cell>
          <table:covered-table-cell table:style-name="ce4" table:formula="of:=[.D12]-[.D13]" office:value-type="float" office:value="0" calcext:value-type="float">
            <text:p>0</text:p>
          </table:covered-table-cell>
          <table:table-cell table:style-name="ce4" table:formula="of:=[.E12]-[.E13]" office:value-type="float" office:value="182584024" calcext:value-type="float" table:number-columns-spanned="2" table:number-rows-spanned="1">
            <text:p>182584024</text:p>
          </table:table-cell>
          <table:covered-table-cell table:style-name="ce6"/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Oper1</text:p>
          </table:table-cell>
          <table:table-cell table:style-name="ce2" table:formula="of:=[.B14]" office:value-type="float" office:value="-1679810559" calcext:value-type="float" table:number-columns-spanned="3" table:number-rows-spanned="1">
            <text:p>-1679810559</text:p>
          </table:table-cell>
          <table:covered-table-cell table:number-columns-repeated="2"/>
          <table:table-cell table:style-name="ce2" office:value-type="float" office:value="271593696" calcext:value-type="float" table:number-columns-spanned="2" table:number-rows-spanned="1">
            <text:p>271593696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Oper2</text:p>
          </table:table-cell>
          <table:table-cell table:style-name="ce3" office:value-type="float" office:value="337633279" calcext:value-type="float" table:number-columns-spanned="3" table:number-rows-spanned="1">
            <text:p>337633279</text:p>
          </table:table-cell>
          <table:covered-table-cell table:number-columns-repeated="2" table:style-name="ce5"/>
          <table:table-cell table:style-name="ce3" office:value-type="float" office:value="897474280" calcext:value-type="float" table:number-columns-spanned="2" table:number-rows-spanned="1">
            <text:p>897474280</text:p>
          </table:table-cell>
          <table:covered-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PLUS</text:p>
          </table:table-cell>
          <table:table-cell table:style-name="ce4" table:formula="of:=[.B17]+[.B18]+1" office:value-type="float" office:value="-1342177279" calcext:value-type="float" table:number-columns-spanned="3" table:number-rows-spanned="1">
            <text:p>-1342177279</text:p>
          </table:table-cell>
          <table:covered-table-cell table:number-columns-repeated="2" table:style-name="ce6"/>
          <table:table-cell table:style-name="ce4" table:formula="of:=(-[.E17]+[.E18])" office:value-type="float" office:value="625880584" calcext:value-type="float" table:number-columns-spanned="2" table:number-rows-spanned="1">
            <text:p>625880584</text:p>
          </table:table-cell>
          <table:covered-table-cell table:style-name="ce6"/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4" number:min-integer-digits="1"/>
    </number:number-style>
    <number:number-style style:name="N110">
      <number:number number:decimal-places="13" number:min-integer-digits="1"/>
    </number:number-style>
    <number:number-style style:name="N111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 style:data-style-name="N2" text:time-value="10:31:36.270634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ig </meta:initial-creator>
    <meta:creation-date>2015-06-17T10:20:24.824552010</meta:creation-date>
    <dc:date>2015-07-06T17:35:03.997670118</dc:date>
    <dc:creator>Craig </dc:creator>
    <meta:editing-duration>PT2H9M52S</meta:editing-duration>
    <meta:editing-cycles>9</meta:editing-cycles>
    <meta:generator>LibreOffice/4.2.8.2$Linux_X86_64 LibreOffice_project/420m0$Build-2</meta:generator>
    <meta:document-statistic meta:table-count="1" meta:cell-count="40" meta:object-count="0"/>
  </office:meta>
</office:document-meta>
</file>